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8f4ac"/>
    </style:style>
    <style:style style:name="P2" style:family="paragraph" style:parent-style-name="Text_20_body">
      <style:text-properties officeooo:rsid="005409d0" officeooo:paragraph-rsid="005409d0"/>
    </style:style>
    <style:style style:name="P3" style:family="paragraph" style:parent-style-name="Text_20_body">
      <style:text-properties officeooo:rsid="0055a76d" officeooo:paragraph-rsid="0055a76d"/>
    </style:style>
    <style:style style:name="P4" style:family="paragraph" style:parent-style-name="Text_20_body">
      <style:text-properties officeooo:rsid="005749bb" officeooo:paragraph-rsid="005749bb"/>
    </style:style>
    <style:style style:name="P5" style:family="paragraph" style:parent-style-name="Text_20_body">
      <style:text-properties officeooo:rsid="005dbf1f" officeooo:paragraph-rsid="005dbf1f"/>
    </style:style>
    <style:style style:name="P6" style:family="paragraph" style:parent-style-name="Text_20_body">
      <style:text-properties officeooo:paragraph-rsid="005f9d0b"/>
    </style:style>
    <style:style style:name="P7" style:family="paragraph" style:parent-style-name="Text_20_body">
      <style:text-properties officeooo:rsid="00612eae" officeooo:paragraph-rsid="00612eae"/>
    </style:style>
    <style:style style:name="P8" style:family="paragraph" style:parent-style-name="Text_20_body">
      <style:text-properties officeooo:rsid="0064bb37" officeooo:paragraph-rsid="0064bb37"/>
    </style:style>
    <style:style style:name="P9" style:family="paragraph" style:parent-style-name="Text_20_body">
      <style:text-properties officeooo:rsid="0064e83f" officeooo:paragraph-rsid="0064e83f"/>
    </style:style>
    <style:style style:name="P10" style:family="paragraph" style:parent-style-name="Text_20_body">
      <style:text-properties officeooo:rsid="00664ecf" officeooo:paragraph-rsid="00664ecf"/>
    </style:style>
    <style:style style:name="P11" style:family="paragraph" style:parent-style-name="Text_20_body">
      <style:text-properties officeooo:rsid="006a7360" officeooo:paragraph-rsid="006a7360"/>
    </style:style>
    <style:style style:name="P12" style:family="paragraph" style:parent-style-name="Text_20_body">
      <style:text-properties officeooo:paragraph-rsid="006a7360"/>
    </style:style>
    <style:style style:name="P13" style:family="paragraph" style:parent-style-name="Text_20_body">
      <style:text-properties officeooo:rsid="006c8bb6" officeooo:paragraph-rsid="006c8bb6"/>
    </style:style>
    <style:style style:name="P14" style:family="paragraph" style:parent-style-name="Text_20_body">
      <style:text-properties officeooo:rsid="007015a2" officeooo:paragraph-rsid="007015a2"/>
    </style:style>
    <style:style style:name="P15" style:family="paragraph" style:parent-style-name="Standard">
      <style:text-properties officeooo:rsid="0055a76d" officeooo:paragraph-rsid="005749bb"/>
    </style:style>
    <style:style style:name="P16" style:family="paragraph" style:parent-style-name="Text_20_body">
      <style:text-properties officeooo:rsid="005409d0" officeooo:paragraph-rsid="005409d0"/>
    </style:style>
    <style:style style:name="P17" style:family="paragraph" style:parent-style-name="Text_20_body">
      <style:text-properties officeooo:rsid="005dbf1f" officeooo:paragraph-rsid="005dbf1f"/>
    </style:style>
    <style:style style:name="P18" style:family="paragraph" style:parent-style-name="Text_20_body">
      <style:text-properties officeooo:rsid="00612eae" officeooo:paragraph-rsid="00612eae"/>
    </style:style>
    <style:style style:name="P19" style:family="paragraph" style:parent-style-name="Text_20_body">
      <style:text-properties officeooo:rsid="006a7360" officeooo:paragraph-rsid="006a7360"/>
    </style:style>
    <style:style style:name="P20" style:family="paragraph" style:parent-style-name="Heading_20_1">
      <style:text-properties officeooo:rsid="0018f4ac" officeooo:paragraph-rsid="0018f4ac"/>
    </style:style>
    <style:style style:name="P21" style:family="paragraph" style:parent-style-name="Heading_20_1" style:list-style-name="">
      <style:text-properties officeooo:rsid="0018f4ac" officeooo:paragraph-rsid="0018f4ac"/>
    </style:style>
    <style:style style:name="P22" style:family="paragraph" style:parent-style-name="Heading_20_1">
      <style:paragraph-properties fo:break-before="page"/>
      <style:text-properties officeooo:rsid="0018f4ac" officeooo:paragraph-rsid="0018f4ac"/>
    </style:style>
    <style:style style:name="T1" style:family="text">
      <style:text-properties officeooo:rsid="0055a76d"/>
    </style:style>
    <style:style style:name="T2" style:family="text">
      <style:text-properties officeooo:rsid="005749bb"/>
    </style:style>
    <style:style style:name="T3" style:family="text">
      <style:text-properties officeooo:rsid="005f9d0b"/>
    </style:style>
    <style:style style:name="T4" style:family="text">
      <style:text-properties officeooo:rsid="00612eae"/>
    </style:style>
    <style:style style:name="T5" style:family="text">
      <style:text-properties officeooo:rsid="00664ecf"/>
    </style:style>
    <style:style style:name="T6" style:family="text">
      <style:text-properties officeooo:rsid="006a7360"/>
    </style:style>
    <style:style style:name="T7" style:family="text">
      <style:text-properties officeooo:rsid="006b35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inux Script</text:p>
      <text:h text:style-name="P20" text:outline-level="1">Slide 1</text:h>
      <text:p text:style-name="P2">Good Morning all…<text:line-break/>Today I want to tell you a little story about GNU Linux and why it’s the best.<text:line-break/>Although it’s actually called GNU Linux, I will call it just Linux, for convenience.<text:line-break/>Please consider, that I’m not an expert or something, so don’t blame me, If I got something wrong, so sorry for that.<text:line-break/>I just had good experiences with it which I wanted to share with you.<text:line-break/>So, let’s start.</text:p>
      <text:h text:style-name="P20" text:outline-level="1">Slide 2</text:h>
      <text:p text:style-name="P2">For a first summorice, I found these three sentences to describe what linux is for me:<text:line-break/>- a free operating system<text:line-break/>- a lifestyle<text:line-break/>and an alternative</text:p>
      <text:p text:style-name="P1"/>
      <text:h text:style-name="P20" text:outline-level="1">Slide 3</text:h>
      <text:p text:style-name="P2">So, for the content I begin with the history, far back to the 60’s. I will also mention the philosphy, which is kinda historical.<text:line-break/>Followed by the technical side of Linux, where I explain, Which components the OS has, and what special software it uses.<text:line-break/>As well as how it is developed and the <text:span text:style-name="T1">resulting distributions.<text:line-break/>As a conclusion I will talk about, whats good about it and why it’s better,<text:line-break/>(also some downsides).</text:span></text:p>
      <text:p text:style-name="P3">At the end, if theres enough time left, I will show you the operating system itself.</text:p>
      <text:h text:style-name="P21" text:outline-level="1"/>
      <text:h text:style-name="P22" text:outline-level="1">Slide 4</text:h>
      <text:p text:style-name="P3">The history of Linux begins in the 1960’s, technically speaking in 69’ at Bell Laboratories, when … next slide</text:p>
      <text:p text:style-name="P1"/>
      <text:h text:style-name="P20" text:outline-level="1">Slide 5</text:h>
      <text:p text:style-name="P3">These two guys, “Ken Thompson and Dennis Ritchie” … next slide</text:p>
      <text:h text:style-name="P20" text:outline-level="1">Slide 6</text:h>
      <text:p text:style-name="P3">Developed the Unix Operating System.</text:p>
      <text:h text:style-name="P20" text:outline-level="1">Slide 7</text:h>
      <text:p text:style-name="P3">In 1983 Richard Stallman founded the GNU-Project.</text:p>
      <text:h text:style-name="P20" text:outline-level="1">Slide 8</text:h>
      <text:p text:style-name="P3">This Guy here.</text:p>
      <text:h text:style-name="P20" text:outline-level="1">Slide 9</text:h>
      <text:p text:style-name="P3">This is him now.</text:p>
      <text:h text:style-name="P20" text:outline-level="1">Slide 10</text:h>
      <text:p text:style-name="P3">He had the goal to create a UNIX-like operating system.<text:line-break/>He was anoyed, of the licensing and commercialism with UNIX and wanted a operating system which consists of only free software, so everone can use how they want.<text:line-break/><text:line-break/>Until the late 80’s there has been written a great amount of software for it,<text:line-break/>examples for that are emacs or gcc, which are still used broadly today.</text:p>
      <text:p text:style-name="P3">But the main component, the operating systems Kernel “GNU Hurd” was still in a very slow and early development. (The newest GNU Hurd version is 0.9)</text:p>
      <text:h text:style-name="P21" text:outline-level="1"/>
      <text:h text:style-name="P22" text:outline-level="1">Slide 11</text:h>
      <text:p text:style-name="P3">In 1991, the young finish student Linus Torvalds … <text:span text:style-name="T2">next slide</text:span></text:p>
      <text:p text:style-name="P3"/>
      <text:h text:style-name="P20" text:outline-level="1">Slide 12</text:h>
      <text:p text:style-name="P15">send an email into a minix usergroup: (minix was also an operating system, which tried to be a unix alternative)</text:p>
      <text:p text:style-name="P4">His actual idea was to create a terminal emulator to connect to the helsinki computer from at home. But over time and became more and more an operating system.</text:p>
      <text:p text:style-name="P4">He created a UNIX like Operating System from Scratch to have UNIX for his own, personal machine. Just for fun and to help other students out, who wanted to build something similar, but don’t want to code it from ground up.</text:p>
      <text:h text:style-name="P20" text:outline-level="1">Slide 13</text:h>
      <text:p text:style-name="P5">This is him, btw</text:p>
      <text:h text:style-name="P20" text:outline-level="1">Slide 14</text:h>
      <text:p text:style-name="P5">Next, I will talk about the UNIX and GNU Linux Philosophy</text:p>
      <text:h text:style-name="P20" text:outline-level="1">Slide 15</text:h>
      <text:p text:style-name="P5">The Unix Philosophy is pretty simple.<text:line-break/>The first is, that everything on the computer is a file.<text:line-break/>So programs, directories, even devices are handled as files.</text:p>
      <text:p text:style-name="P5">The second is the idea of small and sharp tools.<text:line-break/>So that every program only has one small purpose and to do bigger tasks you can link them together.</text:p>
      <text:p text:style-name="P5">The third one is, that text is used for everything, which is linked with the first two. Every file, is basically a text file, which can be easy written and read.<text:line-break/>Every program has a text input and a text output, so the output of one program can be used as the input of another.</text:p>
      <text:h text:style-name="P21" text:outline-level="1"/>
      <text:h text:style-name="P22" text:outline-level="1">Slide 16</text:h>
      <text:p text:style-name="P6"><text:span text:style-name="T3">The GNU Philosophy is all about free software and freedom for the users.<text:line-break/></text:span><text:span text:style-name="T4">Everthing is described in the GNU General Public License (GNU GPL).<text:line-break/>Free software can be defined by the four freedoms:</text:span></text:p>
      <text:h text:style-name="P20" text:outline-level="1">Slide 17</text:h>
      <text:p text:style-name="P7">With freedom 0 the user can use and run the program how he likes and for what he likes.</text:p>
      <text:h text:style-name="P20" text:outline-level="1">Slide 18</text:h>
      <text:p text:style-name="P7">With freedom 1 the user has access to the source code, can learn from it, use parts of code for his own software and can change it.</text:p>
      <text:h text:style-name="P20" text:outline-level="1">Slide 19</text:h>
      <text:p text:style-name="P7">With freedom 2 the user can copy and shere the software how he likes.</text:p>
      <text:p text:style-name="P1"/>
      <text:h text:style-name="P20" text:outline-level="1">Slide 20</text:h>
      <text:p text:style-name="P7">And with freedom 3 the user can modify the software and distribute it how he likes.</text:p>
      <text:p text:style-name="P8">The GPL was defined to bypass the copyright.<text:line-break/>The program belongs to the public, so everyone, but If you change the program and distribute a new version, the GPL has to go with it.</text:p>
      <text:p text:style-name="P8">So the GPL sticks with the program not matter who changes it.</text:p>
      <text:h text:style-name="P21" text:outline-level="1"/>
      <text:h text:style-name="P22" text:outline-level="1">Slide 21</text:h>
      <text:p text:style-name="P8">Next I come to architecture.</text:p>
      <text:p text:style-name="P8">Before I start, I have to explain what an operating system even is, in the first place.<text:line-break/>An operating system is a system software that manages the computer hardware, software resources and provides common services for Applications.</text:p>
      <text:p text:style-name="P8">So, the operating system is an Instance between the hardware and the user Applications.</text:p>
      <text:h text:style-name="P20" text:outline-level="1">Slide 22</text:h>
      <text:p text:style-name="P8">For the architecture, there a many ways to describe it.<text:line-break/>But I wanted to keep it simple, so this is my way, to describe it.</text:p>
      <text:p text:style-name="P8">Every GNU Operating system is a little different, because it’s completely modular.<text:line-break/>Unlike Windows, which is one big package, Components in a GNU System can be changed and replaces.<text:line-break/>So what you see here, is a very abstract view on the OS.</text:p>
      <text:p text:style-name="P8">At the bottom of the os is the Kernel, the Kernel includes the device drivers.</text:p>
      <text:p text:style-name="P8">On top of that are System Libraries, which provide common tasks which can be used by Applications.</text:p>
      <text:p text:style-name="P8">On The top end, are the applications, this is the only part of the system user interacts with.</text:p>
      <text:h text:style-name="P20" text:outline-level="1">Slide 23</text:h>
      <text:p text:style-name="P8">No I’ll explain the components in detail.<text:line-break/>Hardware is the easiest one, because it doesn’t matter.<text:line-break/>Theoreticaly speaking, Linux can run an every device and platform.</text:p>
      <text:p text:style-name="P1"/>
      <text:h text:style-name="P21" text:outline-level="1"/>
      <text:h text:style-name="P22" text:outline-level="1">Slide 24</text:h>
      <text:p text:style-name="P9">The Kernel is the main part of the operating system,<text:line-break/>It handles all the ground work for the system. The Kernel can speak to the hardware and decides, when which task is executed.<text:line-break/>Normaly there are hundreds of tasks running simulatiously and the kernel has to handle them, that they don’t block each other and no task takes to much time.</text:p>
      <text:p text:style-name="P1"/>
      <text:h text:style-name="P20" text:outline-level="1">Slide 25</text:h>
      <text:p text:style-name="P9">The System libraries are used by developers and applications.</text:p>
      <text:p text:style-name="P1"/>
      <text:h text:style-name="P20" text:outline-level="1">Slide 26</text:h>
      <text:p text:style-name="P9">Obvious</text:p>
      <text:h text:style-name="P20" text:outline-level="1">Slide 27</text:h>
      <text:p text:style-name="P9">Special, typical linux software</text:p>
      <text:h text:style-name="P20" text:outline-level="1">Slide 28</text:h>
      <text:p text:style-name="P9">Linux is a terminal based operating system.<text:line-break/>The shell is the most used and powerful tool in Linux.<text:line-break/>Nowadays most Applications provide a graphical user interface (GUI).<text:line-break/>But for some tasks the Terminal becomes quite handy.<text:line-break/></text:p>
      <text:h text:style-name="P20" text:outline-level="1">Slide 29</text:h>
      <text:p text:style-name="P9">The package manager is like an oldschool app store.<text:line-break/>The package manager as access to public repositories where applications are stored as packages and are updated by developers.</text:p>
      <text:p text:style-name="P9">The User can download, install and update software automatically via the package manager, The package manager always knows which packages are installed and can update them or remove them completely.</text:p>
      <text:p text:style-name="P1"/>
      <text:h text:style-name="P20" text:outline-level="1"><text:soft-page-break/>Slide 30</text:h>
      <text:p text:style-name="P9">The X Window System is one of the biggest Linux Applications.<text:line-break/><text:span text:style-name="T5">It provides graphical functions and can also handle mice and keyboard.<text:line-break/>It is used, to use a graphical environment on the system</text:span><text:line-break/><text:span text:style-name="T5">By default, Linux is only a terminal based, os. So the Window System is totally optional, which is good for servers, which can’t display anything.</text:span></text:p>
      <text:p text:style-name="P1"/>
      <text:h text:style-name="P20" text:outline-level="1">Slide 31</text:h>
      <text:p text:style-name="P10">But the X Window System is nothing without a Desktop Environent or a Window Manager.<text:line-break/>A Window Manager runs on the X Window System and can display Applications in Windows.</text:p>
      <text:p text:style-name="P10">A Desktop Environment is a Window Manager with useful tools around it, like power management, file manager, settings manager.</text:p>
      <text:p text:style-name="P1"/>
      <text:h text:style-name="P20" text:outline-level="1">Slide 32</text:h>
      <text:p text:style-name="P10">How Linux is developed</text:p>
      <text:p text:style-name="P1"/>
      <text:h text:style-name="P20" text:outline-level="1">Slide 33</text:h>
      <text:p text:style-name="P11">Linux is the largest collaborative development project in the history of computing. Linux is built across componies, geographies and markets.<text:line-break/>Thousands of developers have contributed to the linux kernel which resovled in about 28 million lines of code.<text:line-break/>Kernel changes are breakd down to patches, every patch describes the lines of <text:s/>code that need to be changed, added or removed from the source code.<text:line-break/>Each patch can add a new feature, new support for a device device, fix problems, improve perfomance or rework things.<text:line-break/>Developers can post their patches to the revelant mailing lists where other developers can reply with feedback, when the patch is close to being release ready. It is accepted by a senior linux kernel developer, or maintainer who manages one or more of 100 different sections of the kernel.<text:line-break/>When the maintainer finished the review he will sign off the patch and send it on to linux torvalds who has the ultimate authority on what is accepted into the next release and what is not.<text:line-break/>Nearly 10000 patches go int o almost every new release.</text:p>
      <text:p text:style-name="P1"/>
      <text:h text:style-name="P20" text:outline-level="1"><text:soft-page-break/>Slide 34</text:h>
      <text:p text:style-name="P1"/>
      <text:h text:style-name="P20" text:outline-level="1">Slide 35</text:h>
      <text:p text:style-name="P11">Distributions</text:p>
      <text:h text:style-name="P20" text:outline-level="1">Slide 36</text:h>
      <text:p text:style-name="P12"><text:span text:style-name="T6">There isn’t one definitive version of Linux, but hundreds of more or less similar so called Distributions.<text:line-break/>A Linux distribution is a set of tuned software around a linux kernel, which is tuned in the most times too.<text:line-break/>The only thing ALL Distributions have in common, is that they are based on the Linux Kernel, and most use also GNU Software.<text:line-break/>Nearly every distribution is built around a package management system.<text:line-break/>That means that all parts of the distribution can be installed, deinstalled and updated via the package manager.<text:line-break/>Distributions are made by companies or by groups of international volunteers.<text:line-break/></text:span><text:span text:style-name="T7">Because there are so many distros it’s hard to keep an overview.</text:span></text:p>
      <text:h text:style-name="P20" text:outline-level="1">Slide 37</text:h>
      <text:p text:style-name="P13">This Distributions are in my opinion the best. They are the oldest until now existing Distributions and are the fundation for every other distribution.<text:line-break/>You see, it’s pretty easy, because every other distribution to use, is actually just a derivate from on of these.</text:p>
      <text:h text:style-name="P20" text:outline-level="1">Slide 38</text:h>
      <text:p text:style-name="P14">There are a ton of Debian Derivates, which have the goal to be beginners friendly, the oldest of these is Ubuntu, which was the first Distro to etablish a graphical installer, than theres Linux Mint and Pop!OS which are Derivates from Ubuntu.</text:p>
      <text:p text:style-name="P14">Manjaro and the other hand, is designed the be a more easy and stable version of arch, but without removing the freedom arch has.</text:p>
      <text:p text:style-name="P1"/>
      <text:h text:style-name="P21" text:outline-level="1"/>
      <text:h text:style-name="P22" text:outline-level="1">Slide 39</text:h>
      <text:p text:style-name="P14">There are Distros designed for specific tasks</text:p>
      <text:p text:style-name="P14">Kali Debian based for security, penetration<text:line-break/>Gentoo compile everything yourself</text:p>
      <text:p text:style-name="P14">Parabola, Arch but with only free software</text:p>
      <text:p text:style-name="P14">Trisquel, Ubuntu but with only free software</text:p>
      <text:p text:style-name="P1"/>
      <text:h text:style-name="P20" text:outline-level="1">Slide 40</text:h>
      <text:p text:style-name="P14">Pros And Cons</text:p>
      <text:p text:style-name="P1"/>
      <text:h text:style-name="P20" text:outline-level="1">Slide 41</text:h>
      <text:p text:style-name="P1"/>
      <text:h text:style-name="P20" text:outline-level="1">Slide 42</text:h>
      <text:p text:style-name="P1"/>
      <text:h text:style-name="P20" text:outline-level="1">Slide 43</text:h>
      <text:p text:style-name="P1"/>
      <text:h text:style-name="P20" text:outline-level="1">Slide 44</text:h>
      <text:p text:style-name="P1"/>
      <text:h text:style-name="P20" text:outline-level="1">Slide 45</text:h>
      <text:p text:style-name="P1"/>
      <text:h text:style-name="P20" text:outline-level="1">Slide 46</text:h>
      <text:p text:style-name="P1"/>
      <text:h text:style-name="P20" text:outline-level="1">Slide 47</text:h>
      <text:p text:style-name="P1"/>
      <text:h text:style-name="P20" text:outline-level="1"><text:soft-page-break/>Slide 48</text:h>
      <text:p text:style-name="P1"/>
      <text:h text:style-name="P20" text:outline-level="1">Slide 49</text:h>
      <text:p text:style-name="P1"/>
      <text:h text:style-name="P20" text:outline-level="1">Slide 50</text:h>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7T09:42:34.557954159</meta:creation-date>
    <dc:date>2021-05-31T10:59:59.129385066</dc:date>
    <meta:editing-duration>PT32M15S</meta:editing-duration>
    <meta:editing-cycles>8</meta:editing-cycles>
    <meta:generator>LibreOffice/7.0.6.2$Linux_X86_64 LibreOffice_project/00$Build-2</meta:generator>
    <meta:document-statistic meta:table-count="0" meta:image-count="0" meta:object-count="0" meta:page-count="10" meta:paragraph-count="110" meta:word-count="1729" meta:character-count="9657" meta:non-whitespace-character-count="8035"/>
  </office:meta>
</office:document-meta>
</file>